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2" draw:layer="layout" svg:width="3.5cm" svg:height="1.5cm" svg:x="2cm" svg:y="2cm">
          <text:p text:style-name="P1"><text:span text:style-name="T1">DirectoryWatcher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id="id1" draw:layer="layout" svg:width="6cm" svg:height="1.5cm" svg:x="1.5cm" svg:y="6cm">
          <text:p text:style-name="P2"><text:span text:style-name="T1">ThreadedDirectoryWatcher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4.5cm" svg:y1="6cm" svg:x2="3.75cm" svg:y2="3.5cm" draw:start-shape="id1" draw:end-shape="id2" draw:end-glue-point="2" svg:d="m4500 6000v-1250h-750v-1250">
          <text:p text:style-name="P2"><text:span text:style-name="T1">implements</text:span></text:p>
        </draw:connector>
        <draw:custom-shape draw:style-name="gr1" draw:text-style-name="P1" draw:id="id7" draw:layer="layout" svg:width="2.5cm" svg:height="1cm" svg:x="2.5cm" svg:y="12cm">
          <text:p text:style-name="P2"><text:span text:style-name="T1">Directory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2" draw:text-style-name="P1" draw:layer="layout" svg:x1="4.5cm" svg:y1="7.5cm" svg:x2="4.25cm" svg:y2="9.5cm" draw:start-shape="id1" draw:start-glue-point="2" draw:end-shape="id3" draw:end-glue-point="0" svg:d="m4500 7500v1000h-250v1000">
          <text:p text:style-name="P2"><text:span text:style-name="T1">Start Periodically</text:span></text:p>
        </draw:connector>
        <draw:custom-shape draw:style-name="gr1" draw:text-style-name="P1" draw:id="id5" draw:layer="layout" svg:width="2cm" svg:height="1.5cm" svg:x="8.5cm" svg:y="17.5cm">
          <text:p text:style-name="P2"><text:span text:style-name="T1">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1" draw:id="id4" draw:layer="layout" svg:width="6cm" svg:height="1cm" svg:x="8.5cm" svg:y="14.5cm">
          <text:p text:style-name="P2"><text:span text:style-name="T1">DBFileTrackerMemoryImpl</text:span>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11.5cm" svg:y1="15.5cm" svg:x2="9.5cm" svg:y2="17.5cm" draw:start-shape="id4" draw:start-glue-point="2" draw:end-shape="id5" draw:end-glue-point="5" svg:d="m11500 15500v1000h-2000v1000">
          <text:p/>
        </draw:connector>
        <draw:custom-shape draw:style-name="gr1" draw:text-style-name="P1" draw:id="id6" draw:layer="layout" svg:width="4cm" svg:height="1cm" svg:x="10cm" svg:y="12cm">
          <text:p text:style-name="P2"><text:span text:style-name="T1">FileTrackerMemory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1.5cm" svg:y1="14.5cm" svg:x2="12cm" svg:y2="13cm" draw:start-shape="id4" draw:start-glue-point="0" draw:end-shape="id6" draw:end-glue-point="2" svg:d="m11500 14500v-750h500v-750">
          <text:p text:style-name="P2"><text:span text:style-name="T1">implements</text:span></text:p>
        </draw:connector>
        <draw:connector draw:style-name="gr3" draw:text-style-name="P2" draw:layer="layout" svg:x1="7.5cm" svg:y1="6.75cm" svg:x2="10cm" svg:y2="12.5cm" draw:start-shape="id1" draw:start-glue-point="1" draw:end-shape="id6" draw:end-glue-point="3" svg:d="m7500 6750h1250v5750h1250">
          <text:p/>
        </draw:connector>
        <draw:custom-shape draw:style-name="gr1" draw:text-style-name="P1" draw:id="id3" draw:layer="layout" svg:width="4.5cm" svg:height="1cm" svg:x="2cm" svg:y="9.5cm">
          <text:p text:style-name="P2"><text:span text:style-name="T1">DirectoryPollingThread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4.063cm" svg:y1="12cm" svg:x2="4.25cm" svg:y2="10.5cm" draw:start-shape="id7" draw:start-glue-point="4" draw:end-shape="id3" draw:end-glue-point="2" svg:d="m4063 12000v-750h187v-750">
          <text:p text:style-name="P2"><text:span text:style-name="T1">Poll Directory</text:span></text:p>
        </draw:connector>
        <draw:custom-shape draw:style-name="gr1" draw:text-style-name="P1" draw:id="id9" draw:layer="layout" svg:width="4.5cm" svg:height="1cm" svg:x="9.5cm" svg:y="5.5cm">
          <text:p text:style-name="P2"><text:span text:style-name="T1">FilesToSendQueue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2.5cm" svg:y1="10cm" svg:x2="12cm" svg:y2="12cm" draw:start-shape="id8" draw:start-glue-point="2" draw:end-shape="id6" draw:end-glue-point="0" svg:d="m12500 10000v1000h-500v1000">
          <text:p text:style-name="P1"><text:span text:style-name="T1">Reads from</text:span></text:p>
        </draw:connector>
        <draw:custom-shape draw:style-name="gr1" draw:text-style-name="P1" draw:id="id8" draw:layer="layout" svg:width="6cm" svg:height="1cm" svg:x="9.5cm" svg:y="9cm">
          <text:p text:style-name="P2"><text:span text:style-name="T1">FilesToSendQueueImpl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2.5cm" svg:y1="9cm" svg:x2="11.75cm" svg:y2="6.5cm" draw:start-shape="id8" draw:start-glue-point="0" draw:end-shape="id9" draw:end-glue-point="2" svg:d="m12500 9000v-1250h-750v-1250">
          <text:p text:style-name="P2"><text:span text:style-name="T1">implements</text:span></text:p>
        </draw:connector>
        <draw:custom-shape draw:style-name="gr1" draw:text-style-name="P1" draw:id="id10" draw:layer="layout" svg:width="5cm" svg:height="1cm" svg:x="20.5cm" svg:y="9.5cm">
          <text:p text:style-name="P2"><text:span text:style-name="T1">ClientFileSendThread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20.5cm" svg:y1="10cm" svg:x2="14cm" svg:y2="6cm" draw:start-shape="id10" draw:start-glue-point="3" draw:end-shape="id9" svg:d="m20500 10000h-3250v-4000h-3250">
          <text:p text:style-name="P2"><text:span text:style-name="T1">Reads from</text:span></text:p>
        </draw:connector>
        <draw:connector draw:style-name="gr2" draw:text-style-name="P1" draw:layer="layout" draw:line-skew="0.75cm" svg:x1="20.5cm" svg:y1="10cm" svg:x2="14cm" svg:y2="12.5cm" draw:start-shape="id10" draw:start-glue-point="3" draw:end-shape="id6" draw:end-glue-point="1" svg:d="m20500 10000h-2500v2500h-4000">
          <text:p text:style-name="P2"><text:span text:style-name="T1">Persist State</text:span></text:p>
        </draw:connector>
        <draw:custom-shape draw:style-name="gr1" draw:text-style-name="P1" draw:id="id12" draw:layer="layout" svg:width="2cm" svg:height="1cm" svg:x="21.5cm" svg:y="13cm">
          <text:p text:style-name="P2"><text:span text:style-name="T1">Client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id="id11" draw:layer="layout" svg:width="2cm" svg:height="1cm" svg:x="21.5cm" svg:y="15.5cm">
          <text:p text:style-name="P2"><text:span text:style-name="T1">ClientImpl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22.5cm" svg:y1="15.5cm" svg:x2="22.5cm" svg:y2="14cm" draw:start-shape="id11" draw:start-glue-point="0" draw:end-shape="id12" draw:end-glue-point="2" svg:d="m22500 15500v-1500">
          <text:p text:style-name="P2"><text:span text:style-name="T1">implements</text:span></text:p>
        </draw:connector>
        <draw:connector draw:style-name="gr2" draw:text-style-name="P1" draw:layer="layout" svg:x1="23cm" svg:y1="10.5cm" svg:x2="22.5cm" svg:y2="13cm" draw:start-shape="id10" draw:start-glue-point="2" draw:end-shape="id12" draw:end-glue-point="0" svg:d="m23000 10500v1250h-500v1250">
          <text:p text:style-name="P2"><text:span text:style-name="T1">Request send</text:span></text:p>
        </draw:connector>
        <draw:custom-shape draw:style-name="gr1" draw:text-style-name="P1" draw:id="id14" draw:layer="layout" svg:width="3.5cm" svg:height="1cm" svg:x="15.5cm" svg:y="16cm">
          <text:p text:style-name="P2"><text:span text:style-name="T1">ClientConnec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id="id13" draw:layer="layout" svg:width="4cm" svg:height="1cm" svg:x="15.5cm" svg:y="18.5cm">
          <text:p text:style-name="P2"><text:span text:style-name="T1">ClientConnectionImpl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7.5cm" svg:y1="18.5cm" svg:x2="17.25cm" svg:y2="17cm" draw:start-shape="id13" draw:start-glue-point="0" draw:end-shape="id14" svg:d="m17500 18500v-750h-250v-750">
          <text:p text:style-name="P2"><text:span text:style-name="T1">implements</text:span></text:p>
        </draw:connector>
        <draw:connector draw:style-name="gr2" draw:text-style-name="P1" draw:layer="layout" svg:x1="21.5cm" svg:y1="16cm" svg:x2="19cm" svg:y2="16.5cm" draw:start-shape="id11" draw:start-glue-point="3" draw:end-shape="id14" draw:end-glue-point="1" svg:d="m21500 16000h-1250v500h-1250">
          <text:p text:style-name="P2"><text:span text:style-name="T1">send</text:span></text:p>
        </draw:connector>
        <draw:custom-shape draw:style-name="gr1" draw:text-style-name="P1" draw:id="id15" draw:layer="layout" svg:width="3cm" svg:height="1.5cm" svg:x="23cm" svg:y="18cm">
          <text:p text:style-name="P2"><text:span text:style-name="T1">Netty(NIO)</text:span>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19.5cm" svg:y1="19cm" svg:x2="23cm" svg:y2="18.75cm" draw:start-shape="id13" draw:start-glue-point="1" draw:end-shape="id15" svg:d="m19500 19000h1765v-250h173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gvanvuuren </meta:initial-creator>
    <meta:creation-date>2010-08-16T09:13:22</meta:creation-date>
    <dc:date>2010-08-16T11:30:03</dc:date>
    <dc:creator>gvanvuuren </dc:creator>
    <meta:editing-duration>PT00H01M20S</meta:editing-duration>
    <meta:editing-cycles>1</meta:editing-cycles>
    <meta:document-statistic meta:object-count="30"/>
    <meta:generator>OpenOffice.org/3.2$Linux OpenOffice.org_project/320m12$Build-9483</meta:generator>
  </office:meta>
</office:document-meta>
</file>